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63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office:value-type="string" calcext:value-type="string">
            <text:p>2022.7.19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D SUM</text:p>
          </table:table-cell>
          <table:table-cell office:value-type="string" calcext:value-type="string">
            <text:p>2022.7.21</text:p>
          </table:table-cell>
          <table:table-cell office:value-type="string" calcext:value-type="string">
            <text:p>数学，莫比乌斯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情侣？给我烧了！(加强版 )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模板]Prufer 序列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prufer序列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TJOI2019]唱、跳、rap和篮球</text:p>
          </table:table-cell>
          <table:table-cell office:value-type="string" calcext:value-type="string">
            <text:p>2022.7.24</text:p>
          </table:table-cell>
          <table:table-cell office:value-type="string" calcext:value-type="string">
            <text:p>数学，生成函数，二项式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HNOI2004]树的计数</text:p>
          </table:table-cell>
          <table:table-cell office:value-type="string" calcext:value-type="string">
            <text:p>2022.7.25</text:p>
          </table:table-cell>
          <table:table-cell office:value-type="string" calcext:value-type="string">
            <text:p>prufer序列，组合计数</text:p>
          </table:table-cell>
          <table:table-cell table:style-name="ce8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9:57:32.582707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25T19:58:31.000516616</dc:date>
    <meta:editing-duration>PT6H22M4S</meta:editing-duration>
    <meta:editing-cycles>49</meta:editing-cycles>
    <meta:generator>LibreOffice/6.4.7.2$Linux_X86_64 LibreOffice_project/40$Build-2</meta:generator>
    <meta:document-statistic meta:table-count="1" meta:cell-count="188" meta:object-count="0"/>
  </office:meta>
</office:document-meta>
</file>